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008in"/>
    </style:style>
    <style:style style:name="co2" style:family="table-column">
      <style:table-column-properties fo:break-before="auto" style:column-width="0.4602in"/>
    </style:style>
    <style:style style:name="co3" style:family="table-column">
      <style:table-column-properties fo:break-before="auto" style:column-width="1.5972in"/>
    </style:style>
    <style:style style:name="co4" style:family="table-column">
      <style:table-column-properties fo:break-before="auto" style:column-width="0.3752in"/>
    </style:style>
    <style:style style:name="co5" style:family="table-column">
      <style:table-column-properties fo:break-before="auto" style:column-width="1.289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None&quot;" style:apply-style-name="Invis" style:base-cell-address="Events.C1"/>
    </style:style>
    <style:style style:name="ce2" style:family="table-cell" style:parent-style-name="Default">
      <style:map style:condition="cell-content()=&quot;None&quot;" style:apply-style-name="Invis" style:base-cell-address="Events.C1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table:table-column table:style-name="co1" table:default-cell-style-name="ce1"/>
        <table:table-column table:style-name="co2" table:default-cell-style-name="Invis"/>
        <table:table-column table:style-name="co3" table:default-cell-style-name="ce2"/>
        <table:table-column table:style-name="co4" table:default-cell-style-name="Invis"/>
        <table:table-column table:style-name="co5" table:default-cell-style-name="ce3"/>
        <table:table-row table:style-name="ro1">
          <table:table-cell office:value-type="string" calcext:value-type="string">
            <text:p>USER LOGI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8.32482006011657" calcext:value-type="float">
            <text:p>8.3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2" calcext:value-type="float">
            <text:p>2</text:p>
          </table:table-cell>
          <table:table-cell office:value-type="float" office:value="8.32482006011657" calcext:value-type="float">
            <text:p>8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9.51263407321012" calcext:value-type="float">
            <text:p>9.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3" calcext:value-type="float">
            <text:p>3</text:p>
          </table:table-cell>
          <table:table-cell office:value-type="float" office:value="9.51263407321012" calcext:value-type="float">
            <text:p>9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11.1317688026978" calcext:value-type="float">
            <text:p>11.1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4" calcext:value-type="float">
            <text:p>4</text:p>
          </table:table-cell>
          <table:table-cell office:value-type="float" office:value="11.1317688026978" calcext:value-type="float">
            <text:p>11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12.2829795061183" calcext:value-type="float">
            <text:p>12.2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5" calcext:value-type="float">
            <text:p>5</text:p>
          </table:table-cell>
          <table:table-cell office:value-type="float" office:value="12.2829795061183" calcext:value-type="float">
            <text:p>12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13.3728045176968" calcext:value-type="float">
            <text:p>13.3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6" calcext:value-type="float">
            <text:p>6</text:p>
          </table:table-cell>
          <table:table-cell office:value-type="float" office:value="13.3728045176968" calcext:value-type="float">
            <text:p>13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15.2416551446049" calcext:value-type="float">
            <text:p>15.2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7" calcext:value-type="float">
            <text:p>7</text:p>
          </table:table-cell>
          <table:table-cell office:value-type="float" office:value="15.2416551446049" calcext:value-type="float">
            <text:p>15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17.0843665041782" calcext:value-type="float">
            <text:p>17.0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8" calcext:value-type="float">
            <text:p>8</text:p>
          </table:table-cell>
          <table:table-cell office:value-type="float" office:value="17.0843665041782" calcext:value-type="float">
            <text:p>17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19.0792065544601" calcext:value-type="float">
            <text:p>19.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9" calcext:value-type="float">
            <text:p>9</text:p>
          </table:table-cell>
          <table:table-cell office:value-type="float" office:value="19.0792065544601" calcext:value-type="float">
            <text:p>19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21.3772140391201" calcext:value-type="float">
            <text:p>21.3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10" calcext:value-type="float">
            <text:p>10</text:p>
          </table:table-cell>
          <table:table-cell office:value-type="float" office:value="21.3772140391201" calcext:value-type="float">
            <text:p>21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3" calcext:value-type="float">
            <text:p>3</text:p>
          </table:table-cell>
          <table:table-cell office:value-type="float" office:value="29.512650752748" calcext:value-type="float">
            <text:p>29.51</text:p>
          </table:table-cell>
          <table:table-cell office:value-type="float" office:value="20000.0166795379" calcext:value-type="float">
            <text:p>20000.02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29.512650752748" calcext:value-type="float">
            <text:p>29.5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15" calcext:value-type="float">
            <text:p>15</text:p>
          </table:table-cell>
          <table:table-cell office:value-type="float" office:value="29.512650752748" calcext:value-type="float">
            <text:p>29.51</text:p>
          </table:table-cell>
          <table:table-cell office:value-type="float" office:value="1.09032232279341" calcext:value-type="float">
            <text:p>1.09</text:p>
          </table:table-cell>
        </table:table-row>
        <table:table-row table:style-name="ro1">
          <table:table-cell office:value-type="string" calcext:value-type="string">
            <text:p>RESOURCE COUNT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29.9806794947155" calcext:value-type="float">
            <text:p>29.9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30.053913404251" calcext:value-type="float">
            <text:p>30.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16" calcext:value-type="float">
            <text:p>16</text:p>
          </table:table-cell>
          <table:table-cell office:value-type="float" office:value="30.053913404251" calcext:value-type="float">
            <text:p>30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 COUNT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32.3657954798082" calcext:value-type="float">
            <text:p>32.3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32.9402529652894" calcext:value-type="float">
            <text:p>32.9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18" calcext:value-type="float">
            <text:p>18</text:p>
          </table:table-cell>
          <table:table-cell office:value-type="float" office:value="32.9402529652894" calcext:value-type="float">
            <text:p>32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5" calcext:value-type="float">
            <text:p>5</text:p>
          </table:table-cell>
          <table:table-cell office:value-type="float" office:value="34.1653868453752" calcext:value-type="float">
            <text:p>34.17</text:p>
          </table:table-cell>
          <table:table-cell office:value-type="float" office:value="21882.4073392569" calcext:value-type="float">
            <text:p>21882.41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34.6545315597815" calcext:value-type="float">
            <text:p>34.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17" calcext:value-type="float">
            <text:p>17</text:p>
          </table:table-cell>
          <table:table-cell office:value-type="float" office:value="34.6545315597815" calcext:value-type="float">
            <text:p>34.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SOURCE COUNT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35.0884556583347" calcext:value-type="float">
            <text:p>35.0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7" calcext:value-type="float">
            <text:p>7</text:p>
          </table:table-cell>
          <table:table-cell office:value-type="float" office:value="35.2623080026379" calcext:value-type="float">
            <text:p>35.26</text:p>
          </table:table-cell>
          <table:table-cell office:value-type="float" office:value="20020.652858033" calcext:value-type="float">
            <text:p>20020.65</text:p>
          </table:table-cell>
        </table:table-row>
        <table:table-row table:style-name="ro1">
          <table:table-cell office:value-type="string" calcext:value-type="string">
            <text:p>RESOURCE COUNT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35.4223284299546" calcext:value-type="float">
            <text:p>35.4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35.5329901594233" calcext:value-type="float">
            <text:p>35.5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20" calcext:value-type="float">
            <text:p>20</text:p>
          </table:table-cell>
          <table:table-cell office:value-type="float" office:value="35.5329901594233" calcext:value-type="float">
            <text:p>35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 COUNT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36.3657954798082" calcext:value-type="float">
            <text:p>36.3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36.7355418779075" calcext:value-type="float">
            <text:p>36.7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21" calcext:value-type="float">
            <text:p>21</text:p>
          </table:table-cell>
          <table:table-cell office:value-type="float" office:value="36.7355418779075" calcext:value-type="float">
            <text:p>36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37.8462238579681" calcext:value-type="float">
            <text:p>37.8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22" calcext:value-type="float">
            <text:p>22</text:p>
          </table:table-cell>
          <table:table-cell office:value-type="float" office:value="37.8462238579681" calcext:value-type="float">
            <text:p>37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38.1594169484491" calcext:value-type="float">
            <text:p>38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19" calcext:value-type="float">
            <text:p>19</text:p>
          </table:table-cell>
          <table:table-cell office:value-type="float" office:value="38.1594169484491" calcext:value-type="float">
            <text:p>38.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9" calcext:value-type="float">
            <text:p>9</text:p>
          </table:table-cell>
          <table:table-cell office:value-type="float" office:value="39.1083682460791" calcext:value-type="float">
            <text:p>39.11</text:p>
          </table:table-cell>
          <table:table-cell office:value-type="float" office:value="20029.161691619" calcext:value-type="float">
            <text:p>20029.16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39.3040012772911" calcext:value-type="float">
            <text:p>39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23" calcext:value-type="float">
            <text:p>23</text:p>
          </table:table-cell>
          <table:table-cell office:value-type="float" office:value="39.3040012772911" calcext:value-type="float">
            <text:p>39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4" calcext:value-type="float">
            <text:p>4</text:p>
          </table:table-cell>
          <table:table-cell office:value-type="float" office:value="39.8268572168957" calcext:value-type="float">
            <text:p>39.83</text:p>
          </table:table-cell>
          <table:table-cell office:value-type="float" office:value="28695.0884141978" calcext:value-type="float">
            <text:p>28695.09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39.8268572168957" calcext:value-type="float">
            <text:p>39.8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13" calcext:value-type="float">
            <text:p>13</text:p>
          </table:table-cell>
          <table:table-cell office:value-type="float" office:value="39.8268572168957" calcext:value-type="float">
            <text:p>39.83</text:p>
          </table:table-cell>
          <table:table-cell office:value-type="float" office:value="14.3158515781165" calcext:value-type="float">
            <text:p>14.32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10" calcext:value-type="float">
            <text:p>10</text:p>
          </table:table-cell>
          <table:table-cell office:value-type="float" office:value="41.3772171908984" calcext:value-type="float">
            <text:p>41.38</text:p>
          </table:table-cell>
          <table:table-cell office:value-type="float" office:value="20000.0031517782" calcext:value-type="float">
            <text:p>20000</text:p>
          </table:table-cell>
        </table:table-row>
        <table:table-row table:style-name="ro1">
          <table:table-cell office:value-type="string" calcext:value-type="string">
            <text:p>USER LOGI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43.6466939722492" calcext:value-type="float">
            <text:p>43.6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43.6466939722492" calcext:value-type="float">
            <text:p>43.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24" calcext:value-type="float">
            <text:p>24</text:p>
          </table:table-cell>
          <table:table-cell office:value-type="float" office:value="43.6466939722492" calcext:value-type="float">
            <text:p>43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6" calcext:value-type="float">
            <text:p>6</text:p>
          </table:table-cell>
          <table:table-cell office:value-type="float" office:value="48.9789682903343" calcext:value-type="float">
            <text:p>48.98</text:p>
          </table:table-cell>
          <table:table-cell office:value-type="float" office:value="35606.1637726375" calcext:value-type="float">
            <text:p>35606.16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49.8126321235444" calcext:value-type="float">
            <text:p>49.8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25" calcext:value-type="float">
            <text:p>25</text:p>
          </table:table-cell>
          <table:table-cell office:value-type="float" office:value="49.8126321235444" calcext:value-type="float">
            <text:p>49.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8" calcext:value-type="float">
            <text:p>8</text:p>
          </table:table-cell>
          <table:table-cell office:value-type="float" office:value="51.4029884835482" calcext:value-type="float">
            <text:p>51.4</text:p>
          </table:table-cell>
          <table:table-cell office:value-type="float" office:value="34318.62197937" calcext:value-type="float">
            <text:p>34318.62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53.0804782840042" calcext:value-type="float">
            <text:p>53.0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31" calcext:value-type="float">
            <text:p>31</text:p>
          </table:table-cell>
          <table:table-cell office:value-type="float" office:value="53.0804782840042" calcext:value-type="float">
            <text:p>53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18" calcext:value-type="float">
            <text:p>18</text:p>
          </table:table-cell>
          <table:table-cell office:value-type="float" office:value="53.7473785888166" calcext:value-type="float">
            <text:p>53.75</text:p>
          </table:table-cell>
          <table:table-cell office:value-type="float" office:value="20807.1256235272" calcext:value-type="float">
            <text:p>20807.13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1" calcext:value-type="float">
            <text:p>1</text:p>
          </table:table-cell>
          <table:table-cell office:value-type="float" office:value="53.8256399371461" calcext:value-type="float">
            <text:p>53.83</text:p>
          </table:table-cell>
          <table:table-cell office:value-type="float" office:value="46825.6399371461" calcext:value-type="float">
            <text:p>46825.64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53.8256399371461" calcext:value-type="float">
            <text:p>53.8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11" calcext:value-type="float">
            <text:p>11</text:p>
          </table:table-cell>
          <table:table-cell office:value-type="float" office:value="53.8256399371461" calcext:value-type="float">
            <text:p>53.83</text:p>
          </table:table-cell>
          <table:table-cell office:value-type="float" office:value="30.8449604424306" calcext:value-type="float">
            <text:p>30.84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53.9202980569878" calcext:value-type="float">
            <text:p>53.9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27" calcext:value-type="float">
            <text:p>27</text:p>
          </table:table-cell>
          <table:table-cell office:value-type="float" office:value="53.9202980569878" calcext:value-type="float">
            <text:p>53.9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17" calcext:value-type="float">
            <text:p>17</text:p>
          </table:table-cell>
          <table:table-cell office:value-type="float" office:value="54.6546141275731" calcext:value-type="float">
            <text:p>54.65</text:p>
          </table:table-cell>
          <table:table-cell office:value-type="float" office:value="20000.0825677916" calcext:value-type="float">
            <text:p>20000.08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54.6546141275731" calcext:value-type="float">
            <text:p>54.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30" calcext:value-type="float">
            <text:p>30</text:p>
          </table:table-cell>
          <table:table-cell office:value-type="float" office:value="54.6546141275731" calcext:value-type="float">
            <text:p>54.65</text:p>
          </table:table-cell>
          <table:table-cell office:value-type="float" office:value="3.37769903179475" calcext:value-type="float">
            <text:p>3.38</text:p>
          </table:table-cell>
        </table:table-row>
        <table:table-row table:style-name="ro1">
          <table:table-cell office:value-type="string" calcext:value-type="string">
            <text:p>RESOURCE COUNT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55.8398137380618" calcext:value-type="float">
            <text:p>55.8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55.8402810396359" calcext:value-type="float">
            <text:p>55.8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29" calcext:value-type="float">
            <text:p>29</text:p>
          </table:table-cell>
          <table:table-cell office:value-type="float" office:value="55.8402810396359" calcext:value-type="float">
            <text:p>55.8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ESOURCE COUNT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57.2769150957783" calcext:value-type="float">
            <text:p>57.2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15" calcext:value-type="float">
            <text:p>15</text:p>
          </table:table-cell>
          <table:table-cell office:value-type="float" office:value="57.9088911511209" calcext:value-type="float">
            <text:p>57.91</text:p>
          </table:table-cell>
          <table:table-cell office:value-type="float" office:value="28396.2403983728" calcext:value-type="float">
            <text:p>28396.24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57.9088911511209" calcext:value-type="float">
            <text:p>57.9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14" calcext:value-type="float">
            <text:p>14</text:p>
          </table:table-cell>
          <table:table-cell office:value-type="float" office:value="57.9088911511209" calcext:value-type="float">
            <text:p>57.91</text:p>
          </table:table-cell>
          <table:table-cell office:value-type="float" office:value="30.8204354927862" calcext:value-type="float">
            <text:p>30.82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58.2083230191442" calcext:value-type="float">
            <text:p>58.2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35" calcext:value-type="float">
            <text:p>35</text:p>
          </table:table-cell>
          <table:table-cell office:value-type="float" office:value="58.2083230191442" calcext:value-type="float">
            <text:p>58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21" calcext:value-type="float">
            <text:p>21</text:p>
          </table:table-cell>
          <table:table-cell office:value-type="float" office:value="59.1931066514596" calcext:value-type="float">
            <text:p>59.19</text:p>
          </table:table-cell>
          <table:table-cell office:value-type="float" office:value="22457.5647735521" calcext:value-type="float">
            <text:p>22457.56</text:p>
          </table:table-cell>
        </table:table-row>
        <table:table-row table:style-name="ro1">
          <table:table-cell office:value-type="string" calcext:value-type="string">
            <text:p>RESOURCE COUNT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59.2982727027164" calcext:value-type="float">
            <text:p>59.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59.6746244529383" calcext:value-type="float">
            <text:p>59.6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36" calcext:value-type="float">
            <text:p>36</text:p>
          </table:table-cell>
          <table:table-cell office:value-type="float" office:value="59.6746244529383" calcext:value-type="float">
            <text:p>59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59.708139171823" calcext:value-type="float">
            <text:p>59.7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32" calcext:value-type="float">
            <text:p>32</text:p>
          </table:table-cell>
          <table:table-cell office:value-type="float" office:value="59.708139171823" calcext:value-type="float">
            <text:p>59.7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16" calcext:value-type="float">
            <text:p>16</text:p>
          </table:table-cell>
          <table:table-cell office:value-type="float" office:value="60.4367925940565" calcext:value-type="float">
            <text:p>60.44</text:p>
          </table:table-cell>
          <table:table-cell office:value-type="float" office:value="30382.8791898055" calcext:value-type="float">
            <text:p>30382.88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60.9467043648304" calcext:value-type="float">
            <text:p>60.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37" calcext:value-type="float">
            <text:p>37</text:p>
          </table:table-cell>
          <table:table-cell office:value-type="float" office:value="60.9467043648304" calcext:value-type="float">
            <text:p>60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 COUNT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62.0922238630582" calcext:value-type="float">
            <text:p>62.0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63.3272281386838" calcext:value-type="float">
            <text:p>63.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39" calcext:value-type="float">
            <text:p>39</text:p>
          </table:table-cell>
          <table:table-cell office:value-type="float" office:value="63.3272281386838" calcext:value-type="float">
            <text:p>63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23" calcext:value-type="float">
            <text:p>23</text:p>
          </table:table-cell>
          <table:table-cell office:value-type="float" office:value="63.5911374382457" calcext:value-type="float">
            <text:p>63.59</text:p>
          </table:table-cell>
          <table:table-cell office:value-type="float" office:value="24287.1361609546" calcext:value-type="float">
            <text:p>24287.14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24" calcext:value-type="float">
            <text:p>24</text:p>
          </table:table-cell>
          <table:table-cell office:value-type="float" office:value="63.6493823078403" calcext:value-type="float">
            <text:p>63.65</text:p>
          </table:table-cell>
          <table:table-cell office:value-type="float" office:value="20002.6883355912" calcext:value-type="float">
            <text:p>20002.69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64.5897883144191" calcext:value-type="float">
            <text:p>64.5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40" calcext:value-type="float">
            <text:p>40</text:p>
          </table:table-cell>
          <table:table-cell office:value-type="float" office:value="64.5897883144191" calcext:value-type="float">
            <text:p>64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13" calcext:value-type="float">
            <text:p>13</text:p>
          </table:table-cell>
          <table:table-cell office:value-type="float" office:value="64.9664640031534" calcext:value-type="float">
            <text:p>64.97</text:p>
          </table:table-cell>
          <table:table-cell office:value-type="float" office:value="25139.6067862577" calcext:value-type="float">
            <text:p>25139.61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64.9664640031534" calcext:value-type="float">
            <text:p>64.9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26" calcext:value-type="float">
            <text:p>26</text:p>
          </table:table-cell>
          <table:table-cell office:value-type="float" office:value="64.9664640031534" calcext:value-type="float">
            <text:p>64.97</text:p>
          </table:table-cell>
          <table:table-cell office:value-type="float" office:value="19.1266502650915" calcext:value-type="float">
            <text:p>19.13</text:p>
          </table:table-cell>
        </table:table-row>
        <table:table-row table:style-name="ro1">
          <table:table-cell office:value-type="string" calcext:value-type="string">
            <text:p>RESOURCE COUNT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65.1248917810109" calcext:value-type="float">
            <text:p>65.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19" calcext:value-type="float">
            <text:p>19</text:p>
          </table:table-cell>
          <table:table-cell office:value-type="float" office:value="65.2667838614969" calcext:value-type="float">
            <text:p>65.27</text:p>
          </table:table-cell>
          <table:table-cell office:value-type="float" office:value="27107.3669130477" calcext:value-type="float">
            <text:p>27107.37</text:p>
          </table:table-cell>
        </table:table-row>
        <table:table-row table:style-name="ro1">
          <table:table-cell office:value-type="string" calcext:value-type="string">
            <text:p>USER LOGI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5.18678819334373" calcext:value-type="float">
            <text:p>5.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2" calcext:value-type="float">
            <text:p>2</text:p>
          </table:table-cell>
          <table:table-cell office:value-type="float" office:value="5.18678819334373" calcext:value-type="float">
            <text:p>5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6.79533902413216" calcext:value-type="float">
            <text:p>6.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3" calcext:value-type="float">
            <text:p>3</text:p>
          </table:table-cell>
          <table:table-cell office:value-type="float" office:value="6.79533902413216" calcext:value-type="float">
            <text:p>6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8.56594968125893" calcext:value-type="float">
            <text:p>8.5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4" calcext:value-type="float">
            <text:p>4</text:p>
          </table:table-cell>
          <table:table-cell office:value-type="float" office:value="8.56594968125893" calcext:value-type="float">
            <text:p>8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9.59866134952918" calcext:value-type="float">
            <text:p>9.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5" calcext:value-type="float">
            <text:p>5</text:p>
          </table:table-cell>
          <table:table-cell office:value-type="float" office:value="9.59866134952918" calcext:value-type="float">
            <text:p>9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11.1281841825865" calcext:value-type="float">
            <text:p>11.1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6" calcext:value-type="float">
            <text:p>6</text:p>
          </table:table-cell>
          <table:table-cell office:value-type="float" office:value="11.1281841825865" calcext:value-type="float">
            <text:p>11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12.8508654590292" calcext:value-type="float">
            <text:p>12.8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7" calcext:value-type="float">
            <text:p>7</text:p>
          </table:table-cell>
          <table:table-cell office:value-type="float" office:value="12.8508654590292" calcext:value-type="float">
            <text:p>12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14.7960608324967" calcext:value-type="float">
            <text:p>14.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8" calcext:value-type="float">
            <text:p>8</text:p>
          </table:table-cell>
          <table:table-cell office:value-type="float" office:value="14.7960608324967" calcext:value-type="float">
            <text:p>14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SER LOGI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17.4878883869832" calcext:value-type="float">
            <text:p>17.4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17.4878883869832" calcext:value-type="float">
            <text:p>17.4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9" calcext:value-type="float">
            <text:p>9</text:p>
          </table:table-cell>
          <table:table-cell office:value-type="float" office:value="17.4878883869832" calcext:value-type="float">
            <text:p>17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18.5805169819695" calcext:value-type="float">
            <text:p>18.5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10" calcext:value-type="float">
            <text:p>10</text:p>
          </table:table-cell>
          <table:table-cell office:value-type="float" office:value="18.5805169819695" calcext:value-type="float">
            <text:p>18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1" calcext:value-type="float">
            <text:p>1</text:p>
          </table:table-cell>
          <table:table-cell office:value-type="float" office:value="24.1576076740831" calcext:value-type="float">
            <text:p>24.16</text:p>
          </table:table-cell>
          <table:table-cell office:value-type="float" office:value="20157.6076740831" calcext:value-type="float">
            <text:p>20157.61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24.6259411220304" calcext:value-type="float">
            <text:p>24.6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14" calcext:value-type="float">
            <text:p>14</text:p>
          </table:table-cell>
          <table:table-cell office:value-type="float" office:value="24.6259411220304" calcext:value-type="float">
            <text:p>24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 COUNT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28.0130006284877" calcext:value-type="float">
            <text:p>28.0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28.4071195570893" calcext:value-type="float">
            <text:p>28.4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17" calcext:value-type="float">
            <text:p>17</text:p>
          </table:table-cell>
          <table:table-cell office:value-type="float" office:value="28.4071195570893" calcext:value-type="float">
            <text:p>28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3" calcext:value-type="float">
            <text:p>3</text:p>
          </table:table-cell>
          <table:table-cell office:value-type="float" office:value="28.4363221568006" calcext:value-type="float">
            <text:p>28.44</text:p>
          </table:table-cell>
          <table:table-cell office:value-type="float" office:value="21640.9831326684" calcext:value-type="float">
            <text:p>21640.98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29.4762614245215" calcext:value-type="float">
            <text:p>29.4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13" calcext:value-type="float">
            <text:p>13</text:p>
          </table:table-cell>
          <table:table-cell office:value-type="float" office:value="29.4762614245215" calcext:value-type="float">
            <text:p>29.4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ESOURCE COUNT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31.8081933820351" calcext:value-type="float">
            <text:p>31.8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5" calcext:value-type="float">
            <text:p>5</text:p>
          </table:table-cell>
          <table:table-cell office:value-type="float" office:value="31.8629057964179" calcext:value-type="float">
            <text:p>31.86</text:p>
          </table:table-cell>
          <table:table-cell office:value-type="float" office:value="22264.2444468887" calcext:value-type="float">
            <text:p>22264.24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32.2079360865651" calcext:value-type="float">
            <text:p>32.2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16" calcext:value-type="float">
            <text:p>16</text:p>
          </table:table-cell>
          <table:table-cell office:value-type="float" office:value="32.2079360865651" calcext:value-type="float">
            <text:p>32.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32.2733143531785" calcext:value-type="float">
            <text:p>32.2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18" calcext:value-type="float">
            <text:p>18</text:p>
          </table:table-cell>
          <table:table-cell office:value-type="float" office:value="32.2733143531785" calcext:value-type="float">
            <text:p>32.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SOURCE COUNT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33.1408696447782" calcext:value-type="float">
            <text:p>33.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7" calcext:value-type="float">
            <text:p>7</text:p>
          </table:table-cell>
          <table:table-cell office:value-type="float" office:value="33.2177304246272" calcext:value-type="float">
            <text:p>33.22</text:p>
          </table:table-cell>
          <table:table-cell office:value-type="float" office:value="20366.864965598" calcext:value-type="float">
            <text:p>20366.86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33.2661293915488" calcext:value-type="float">
            <text:p>33.2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20" calcext:value-type="float">
            <text:p>20</text:p>
          </table:table-cell>
          <table:table-cell office:value-type="float" office:value="33.2661293915488" calcext:value-type="float">
            <text:p>33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33.5384674571402" calcext:value-type="float">
            <text:p>33.5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19" calcext:value-type="float">
            <text:p>19</text:p>
          </table:table-cell>
          <table:table-cell office:value-type="float" office:value="33.5384674571402" calcext:value-type="float">
            <text:p>33.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4" calcext:value-type="float">
            <text:p>4</text:p>
          </table:table-cell>
          <table:table-cell office:value-type="float" office:value="35.734454906938" calcext:value-type="float">
            <text:p>35.73</text:p>
          </table:table-cell>
          <table:table-cell office:value-type="float" office:value="27168.5052256791" calcext:value-type="float">
            <text:p>27168.51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36.6507089674827" calcext:value-type="float">
            <text:p>36.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22" calcext:value-type="float">
            <text:p>22</text:p>
          </table:table-cell>
          <table:table-cell office:value-type="float" office:value="36.6507089674827" calcext:value-type="float">
            <text:p>36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6" calcext:value-type="float">
            <text:p>6</text:p>
          </table:table-cell>
          <table:table-cell office:value-type="float" office:value="37.2871005361018" calcext:value-type="float">
            <text:p>37.29</text:p>
          </table:table-cell>
          <table:table-cell office:value-type="float" office:value="26158.9163535153" calcext:value-type="float">
            <text:p>26158.92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38.4870538987095" calcext:value-type="float">
            <text:p>38.4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23" calcext:value-type="float">
            <text:p>23</text:p>
          </table:table-cell>
          <table:table-cell office:value-type="float" office:value="38.4870538987095" calcext:value-type="float">
            <text:p>38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2" calcext:value-type="float">
            <text:p>2</text:p>
          </table:table-cell>
          <table:table-cell office:value-type="float" office:value="38.6048157166521" calcext:value-type="float">
            <text:p>38.6</text:p>
          </table:table-cell>
          <table:table-cell office:value-type="float" office:value="33418.0275233084" calcext:value-type="float">
            <text:p>33418.03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38.6048157166521" calcext:value-type="float">
            <text:p>38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11" calcext:value-type="float">
            <text:p>11</text:p>
          </table:table-cell>
          <table:table-cell office:value-type="float" office:value="38.6048157166521" calcext:value-type="float">
            <text:p>38.6</text:p>
          </table:table-cell>
          <table:table-cell office:value-type="float" office:value="18.5918150881644" calcext:value-type="float">
            <text:p>18.59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10" calcext:value-type="float">
            <text:p>10</text:p>
          </table:table-cell>
          <table:table-cell office:value-type="float" office:value="38.6549114701843" calcext:value-type="float">
            <text:p>38.65</text:p>
          </table:table-cell>
          <table:table-cell office:value-type="float" office:value="20074.3944882148" calcext:value-type="float">
            <text:p>20074.39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39.5252256405068" calcext:value-type="float">
            <text:p>39.5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21" calcext:value-type="float">
            <text:p>21</text:p>
          </table:table-cell>
          <table:table-cell office:value-type="float" office:value="39.5252256405068" calcext:value-type="float">
            <text:p>39.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SOURCE COUNT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44.1967395639385" calcext:value-type="float">
            <text:p>44.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9" calcext:value-type="float">
            <text:p>9</text:p>
          </table:table-cell>
          <table:table-cell office:value-type="float" office:value="44.5569490407488" calcext:value-type="float">
            <text:p>44.56</text:p>
          </table:table-cell>
          <table:table-cell office:value-type="float" office:value="27069.0606537656" calcext:value-type="float">
            <text:p>27069.06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44.7580948545184" calcext:value-type="float">
            <text:p>44.7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26" calcext:value-type="float">
            <text:p>26</text:p>
          </table:table-cell>
          <table:table-cell office:value-type="float" office:value="44.7580948545184" calcext:value-type="float">
            <text:p>44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45.8472948030133" calcext:value-type="float">
            <text:p>45.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27" calcext:value-type="float">
            <text:p>27</text:p>
          </table:table-cell>
          <table:table-cell office:value-type="float" office:value="45.8472948030133" calcext:value-type="float">
            <text:p>45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 COUNT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52.2062075596538" calcext:value-type="float">
            <text:p>52.2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17" calcext:value-type="float">
            <text:p>17</text:p>
          </table:table-cell>
          <table:table-cell office:value-type="float" office:value="52.7169081892514" calcext:value-type="float">
            <text:p>52.72</text:p>
          </table:table-cell>
          <table:table-cell office:value-type="float" office:value="24309.788632162" calcext:value-type="float">
            <text:p>24309.79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13" calcext:value-type="float">
            <text:p>13</text:p>
          </table:table-cell>
          <table:table-cell office:value-type="float" office:value="52.7243762268996" calcext:value-type="float">
            <text:p>52.72</text:p>
          </table:table-cell>
          <table:table-cell office:value-type="float" office:value="23248.1148023781" calcext:value-type="float">
            <text:p>23248.11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52.7243762268996" calcext:value-type="float">
            <text:p>52.7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15" calcext:value-type="float">
            <text:p>15</text:p>
          </table:table-cell>
          <table:table-cell office:value-type="float" office:value="52.7243762268996" calcext:value-type="float">
            <text:p>52.72</text:p>
          </table:table-cell>
          <table:table-cell office:value-type="float" office:value="26.5835065821213" calcext:value-type="float">
            <text:p>26.58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20" calcext:value-type="float">
            <text:p>20</text:p>
          </table:table-cell>
          <table:table-cell office:value-type="float" office:value="53.5907619907768" calcext:value-type="float">
            <text:p>53.59</text:p>
          </table:table-cell>
          <table:table-cell office:value-type="float" office:value="20324.632599228" calcext:value-type="float">
            <text:p>20324.63</text:p>
          </table:table-cell>
        </table:table-row>
        <table:table-row table:style-name="ro1">
          <table:table-cell office:value-type="string" calcext:value-type="string">
            <text:p>USER LOGI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54.8322302924892" calcext:value-type="float">
            <text:p>54.8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54.8322302924892" calcext:value-type="float">
            <text:p>54.8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28" calcext:value-type="float">
            <text:p>28</text:p>
          </table:table-cell>
          <table:table-cell office:value-type="float" office:value="54.8322302924892" calcext:value-type="float">
            <text:p>54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16" calcext:value-type="float">
            <text:p>16</text:p>
          </table:table-cell>
          <table:table-cell office:value-type="float" office:value="55.7050759854226" calcext:value-type="float">
            <text:p>55.71</text:p>
          </table:table-cell>
          <table:table-cell office:value-type="float" office:value="23497.1398988576" calcext:value-type="float">
            <text:p>23497.14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18" calcext:value-type="float">
            <text:p>18</text:p>
          </table:table-cell>
          <table:table-cell office:value-type="float" office:value="56.054200676942" calcext:value-type="float">
            <text:p>56.05</text:p>
          </table:table-cell>
          <table:table-cell office:value-type="float" office:value="23780.8863237635" calcext:value-type="float">
            <text:p>23780.89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56.087963317454" calcext:value-type="float">
            <text:p>56.0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29" calcext:value-type="float">
            <text:p>29</text:p>
          </table:table-cell>
          <table:table-cell office:value-type="float" office:value="56.087963317454" calcext:value-type="float">
            <text:p>56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19" calcext:value-type="float">
            <text:p>19</text:p>
          </table:table-cell>
          <table:table-cell office:value-type="float" office:value="56.3326671676665" calcext:value-type="float">
            <text:p>56.33</text:p>
          </table:table-cell>
          <table:table-cell office:value-type="float" office:value="22794.1997105263" calcext:value-type="float">
            <text:p>22794.2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57.3684432305075" calcext:value-type="float">
            <text:p>57.3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30" calcext:value-type="float">
            <text:p>30</text:p>
          </table:table-cell>
          <table:table-cell office:value-type="float" office:value="57.3684432305075" calcext:value-type="float">
            <text:p>57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58.8237031287088" calcext:value-type="float">
            <text:p>58.8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31" calcext:value-type="float">
            <text:p>31</text:p>
          </table:table-cell>
          <table:table-cell office:value-type="float" office:value="58.8237031287088" calcext:value-type="float">
            <text:p>58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11" calcext:value-type="float">
            <text:p>11</text:p>
          </table:table-cell>
          <table:table-cell office:value-type="float" office:value="59.3266357453168" calcext:value-type="float">
            <text:p>59.33</text:p>
          </table:table-cell>
          <table:table-cell office:value-type="float" office:value="20721.8200286647" calcext:value-type="float">
            <text:p>20721.82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59.3266357453168" calcext:value-type="float">
            <text:p>59.3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24" calcext:value-type="float">
            <text:p>24</text:p>
          </table:table-cell>
          <table:table-cell office:value-type="float" office:value="59.3266357453168" calcext:value-type="float">
            <text:p>59.33</text:p>
          </table:table-cell>
          <table:table-cell office:value-type="float" office:value="19.1298961813783" calcext:value-type="float">
            <text:p>19.13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60.8614440851503" calcext:value-type="float">
            <text:p>60.8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32" calcext:value-type="float">
            <text:p>32</text:p>
          </table:table-cell>
          <table:table-cell office:value-type="float" office:value="60.8614440851503" calcext:value-type="float">
            <text:p>60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62.0211180561841" calcext:value-type="float">
            <text:p>62.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33" calcext:value-type="float">
            <text:p>33</text:p>
          </table:table-cell>
          <table:table-cell office:value-type="float" office:value="62.0211180561841" calcext:value-type="float">
            <text:p>62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22" calcext:value-type="float">
            <text:p>22</text:p>
          </table:table-cell>
          <table:table-cell office:value-type="float" office:value="64.0627931268346" calcext:value-type="float">
            <text:p>64.06</text:p>
          </table:table-cell>
          <table:table-cell office:value-type="float" office:value="27412.0841593518" calcext:value-type="float">
            <text:p>27412.08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64.0627931268346" calcext:value-type="float">
            <text:p>64.0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25" calcext:value-type="float">
            <text:p>25</text:p>
          </table:table-cell>
          <table:table-cell office:value-type="float" office:value="64.0627931268346" calcext:value-type="float">
            <text:p>64.06</text:p>
          </table:table-cell>
          <table:table-cell office:value-type="float" office:value="20.8565855671807" calcext:value-type="float">
            <text:p>20.86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14" calcext:value-type="float">
            <text:p>14</text:p>
          </table:table-cell>
          <table:table-cell office:value-type="float" office:value="64.4430326949182" calcext:value-type="float">
            <text:p>64.44</text:p>
          </table:table-cell>
          <table:table-cell office:value-type="float" office:value="39817.0915728878" calcext:value-type="float">
            <text:p>39817.09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64.4430326949182" calcext:value-type="float">
            <text:p>64.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12" calcext:value-type="float">
            <text:p>12</text:p>
          </table:table-cell>
          <table:table-cell office:value-type="float" office:value="64.4430326949182" calcext:value-type="float">
            <text:p>64.44</text:p>
          </table:table-cell>
          <table:table-cell office:value-type="float" office:value="42.6348393128831" calcext:value-type="float">
            <text:p>42.63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27" calcext:value-type="float">
            <text:p>27</text:p>
          </table:table-cell>
          <table:table-cell office:value-type="float" office:value="66.4781916004047" calcext:value-type="float">
            <text:p>66.48</text:p>
          </table:table-cell>
          <table:table-cell office:value-type="float" office:value="20630.8967973914" calcext:value-type="float">
            <text:p>20630.9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67.1009114826054" calcext:value-type="float">
            <text:p>67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37" calcext:value-type="float">
            <text:p>37</text:p>
          </table:table-cell>
          <table:table-cell office:value-type="float" office:value="67.1009114826054" calcext:value-type="float">
            <text:p>67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 COUNT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71.1392950829091" calcext:value-type="float">
            <text:p>71.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26" calcext:value-type="float">
            <text:p>26</text:p>
          </table:table-cell>
          <table:table-cell office:value-type="float" office:value="71.8515837447693" calcext:value-type="float">
            <text:p>71.85</text:p>
          </table:table-cell>
          <table:table-cell office:value-type="float" office:value="27093.488890251" calcext:value-type="float">
            <text:p>27093.49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71.9486145595964" calcext:value-type="float">
            <text:p>71.9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40" calcext:value-type="float">
            <text:p>40</text:p>
          </table:table-cell>
          <table:table-cell office:value-type="float" office:value="71.9486145595964" calcext:value-type="float">
            <text:p>71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 COUNT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71.9953731146852" calcext:value-type="float">
            <text:p>7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15" calcext:value-type="float">
            <text:p>15</text:p>
          </table:table-cell>
          <table:table-cell office:value-type="float" office:value="72.7245119154115" calcext:value-type="float">
            <text:p>72.72</text:p>
          </table:table-cell>
          <table:table-cell office:value-type="float" office:value="20000.1356885119" calcext:value-type="float">
            <text:p>20000.14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72.7245119154115" calcext:value-type="float">
            <text:p>72.7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35" calcext:value-type="float">
            <text:p>35</text:p>
          </table:table-cell>
          <table:table-cell office:value-type="float" office:value="72.7245119154115" calcext:value-type="float">
            <text:p>72.72</text:p>
          </table:table-cell>
          <table:table-cell office:value-type="float" office:value="8.32220467081135" calcext:value-type="float">
            <text:p>8.32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73.2179442591853" calcext:value-type="float">
            <text:p>73.2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38" calcext:value-type="float">
            <text:p>38</text:p>
          </table:table-cell>
          <table:table-cell office:value-type="float" office:value="73.2179442591853" calcext:value-type="float">
            <text:p>73.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SER LOGI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SER LOGI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14.5674587800226" calcext:value-type="float">
            <text:p>14.5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14.5674587800226" calcext:value-type="float">
            <text:p>14.5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2" calcext:value-type="float">
            <text:p>2</text:p>
          </table:table-cell>
          <table:table-cell office:value-type="float" office:value="14.5674587800226" calcext:value-type="float">
            <text:p>14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16.9734583802267" calcext:value-type="float">
            <text:p>16.9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3" calcext:value-type="float">
            <text:p>3</text:p>
          </table:table-cell>
          <table:table-cell office:value-type="float" office:value="16.9734583802267" calcext:value-type="float">
            <text:p>16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18.0064365794459" calcext:value-type="float">
            <text:p>18.0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4" calcext:value-type="float">
            <text:p>4</text:p>
          </table:table-cell>
          <table:table-cell office:value-type="float" office:value="18.0064365794459" calcext:value-type="float">
            <text:p>18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19.462452240184" calcext:value-type="float">
            <text:p>19.4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5" calcext:value-type="float">
            <text:p>5</text:p>
          </table:table-cell>
          <table:table-cell office:value-type="float" office:value="19.462452240184" calcext:value-type="float">
            <text:p>19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20.9230623910308" calcext:value-type="float">
            <text:p>20.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6" calcext:value-type="float">
            <text:p>6</text:p>
          </table:table-cell>
          <table:table-cell office:value-type="float" office:value="20.9230623910308" calcext:value-type="float">
            <text:p>20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22.6933398886996" calcext:value-type="float">
            <text:p>22.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7" calcext:value-type="float">
            <text:p>7</text:p>
          </table:table-cell>
          <table:table-cell office:value-type="float" office:value="22.6933398886996" calcext:value-type="float">
            <text:p>22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24.2052262240165" calcext:value-type="float">
            <text:p>24.2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8" calcext:value-type="float">
            <text:p>8</text:p>
          </table:table-cell>
          <table:table-cell office:value-type="float" office:value="24.2052262240165" calcext:value-type="float">
            <text:p>24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26.6137590715326" calcext:value-type="float">
            <text:p>26.6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9" calcext:value-type="float">
            <text:p>9</text:p>
          </table:table-cell>
          <table:table-cell office:value-type="float" office:value="26.6137590715326" calcext:value-type="float">
            <text:p>26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1" calcext:value-type="float">
            <text:p>1</text:p>
          </table:table-cell>
          <table:table-cell office:value-type="float" office:value="27.9652890172341" calcext:value-type="float">
            <text:p>27.97</text:p>
          </table:table-cell>
          <table:table-cell office:value-type="float" office:value="25965.2890172341" calcext:value-type="float">
            <text:p>25965.29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28.1519298282772" calcext:value-type="float">
            <text:p>28.1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10" calcext:value-type="float">
            <text:p>10</text:p>
          </table:table-cell>
          <table:table-cell office:value-type="float" office:value="28.1519298282772" calcext:value-type="float">
            <text:p>28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33.1109146186833" calcext:value-type="float">
            <text:p>33.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11" calcext:value-type="float">
            <text:p>11</text:p>
          </table:table-cell>
          <table:table-cell office:value-type="float" office:value="33.1109146186833" calcext:value-type="float">
            <text:p>33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4" calcext:value-type="float">
            <text:p>4</text:p>
          </table:table-cell>
          <table:table-cell office:value-type="float" office:value="40.7460335481453" calcext:value-type="float">
            <text:p>40.75</text:p>
          </table:table-cell>
          <table:table-cell office:value-type="float" office:value="22739.5969686994" calcext:value-type="float">
            <text:p>22739.6</text:p>
          </table:table-cell>
        </table:table-row>
        <table:table-row table:style-name="ro1">
          <table:table-cell office:value-type="string" calcext:value-type="string">
            <text:p>RESOURCE COUNT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41.2528007687289" calcext:value-type="float">
            <text:p>41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ESOURCE COUNT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41.8958452700336" calcext:value-type="float">
            <text:p>41.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42.0289778421038" calcext:value-type="float">
            <text:p>42.0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16" calcext:value-type="float">
            <text:p>16</text:p>
          </table:table-cell>
          <table:table-cell office:value-type="float" office:value="42.0289778421038" calcext:value-type="float">
            <text:p>42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43.0478680503637" calcext:value-type="float">
            <text:p>43.0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14" calcext:value-type="float">
            <text:p>14</text:p>
          </table:table-cell>
          <table:table-cell office:value-type="float" office:value="43.0478680503637" calcext:value-type="float">
            <text:p>43.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5" calcext:value-type="float">
            <text:p>5</text:p>
          </table:table-cell>
          <table:table-cell office:value-type="float" office:value="43.0749482102466" calcext:value-type="float">
            <text:p>43.07</text:p>
          </table:table-cell>
          <table:table-cell office:value-type="float" office:value="23612.4959700625" calcext:value-type="float">
            <text:p>23612.5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7" calcext:value-type="float">
            <text:p>7</text:p>
          </table:table-cell>
          <table:table-cell office:value-type="float" office:value="43.0771722642358" calcext:value-type="float">
            <text:p>43.08</text:p>
          </table:table-cell>
          <table:table-cell office:value-type="float" office:value="20383.8323755362" calcext:value-type="float">
            <text:p>20383.83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44.1613204309154" calcext:value-type="float">
            <text:p>44.1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17" calcext:value-type="float">
            <text:p>17</text:p>
          </table:table-cell>
          <table:table-cell office:value-type="float" office:value="44.1613204309154" calcext:value-type="float">
            <text:p>44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3" calcext:value-type="float">
            <text:p>3</text:p>
          </table:table-cell>
          <table:table-cell office:value-type="float" office:value="44.3786867736997" calcext:value-type="float">
            <text:p>44.38</text:p>
          </table:table-cell>
          <table:table-cell office:value-type="float" office:value="27405.228393473" calcext:value-type="float">
            <text:p>27405.23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46.2271162347565" calcext:value-type="float">
            <text:p>46.2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15" calcext:value-type="float">
            <text:p>15</text:p>
          </table:table-cell>
          <table:table-cell office:value-type="float" office:value="46.2271162347565" calcext:value-type="float">
            <text:p>46.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9" calcext:value-type="float">
            <text:p>9</text:p>
          </table:table-cell>
          <table:table-cell office:value-type="float" office:value="46.6151909664309" calcext:value-type="float">
            <text:p>46.62</text:p>
          </table:table-cell>
          <table:table-cell office:value-type="float" office:value="20001.4318948983" calcext:value-type="float">
            <text:p>20001.43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48.1139643411331" calcext:value-type="float">
            <text:p>48.1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18" calcext:value-type="float">
            <text:p>18</text:p>
          </table:table-cell>
          <table:table-cell office:value-type="float" office:value="48.1139643411331" calcext:value-type="float">
            <text:p>48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51.6920770335145" calcext:value-type="float">
            <text:p>51.6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19" calcext:value-type="float">
            <text:p>19</text:p>
          </table:table-cell>
          <table:table-cell office:value-type="float" office:value="51.6920770335145" calcext:value-type="float">
            <text:p>51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52.9024407073581" calcext:value-type="float">
            <text:p>52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20" calcext:value-type="float">
            <text:p>20</text:p>
          </table:table-cell>
          <table:table-cell office:value-type="float" office:value="52.9024407073581" calcext:value-type="float">
            <text:p>52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10" calcext:value-type="float">
            <text:p>10</text:p>
          </table:table-cell>
          <table:table-cell office:value-type="float" office:value="57.2148219621919" calcext:value-type="float">
            <text:p>57.21</text:p>
          </table:table-cell>
          <table:table-cell office:value-type="float" office:value="29062.8921339146" calcext:value-type="float">
            <text:p>29062.89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57.2148219621919" calcext:value-type="float">
            <text:p>57.2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12" calcext:value-type="float">
            <text:p>12</text:p>
          </table:table-cell>
          <table:table-cell office:value-type="float" office:value="57.2148219621919" calcext:value-type="float">
            <text:p>57.21</text:p>
          </table:table-cell>
          <table:table-cell office:value-type="float" office:value="22.962021193463" calcext:value-type="float">
            <text:p>22.96</text:p>
          </table:table-cell>
        </table:table-row>
        <table:table-row table:style-name="ro1">
          <table:table-cell office:value-type="string" calcext:value-type="string">
            <text:p>USER LOGI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59.091910169416" calcext:value-type="float">
            <text:p>59.0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16" calcext:value-type="float">
            <text:p>16</text:p>
          </table:table-cell>
          <table:table-cell office:value-type="float" office:value="62.8510095585625" calcext:value-type="float">
            <text:p>62.85</text:p>
          </table:table-cell>
          <table:table-cell office:value-type="float" office:value="20822.0317164587" calcext:value-type="float">
            <text:p>20822.03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63.0878063864641" calcext:value-type="float">
            <text:p>63.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23" calcext:value-type="float">
            <text:p>23</text:p>
          </table:table-cell>
          <table:table-cell office:value-type="float" office:value="63.0878063864641" calcext:value-type="float">
            <text:p>63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11" calcext:value-type="float">
            <text:p>11</text:p>
          </table:table-cell>
          <table:table-cell office:value-type="float" office:value="63.4221447676945" calcext:value-type="float">
            <text:p>63.42</text:p>
          </table:table-cell>
          <table:table-cell office:value-type="float" office:value="30311.2301490112" calcext:value-type="float">
            <text:p>30311.23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65.0919101694161" calcext:value-type="float">
            <text:p>65.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21" calcext:value-type="float">
            <text:p>21</text:p>
          </table:table-cell>
          <table:table-cell office:value-type="float" office:value="65.0919101694161" calcext:value-type="float">
            <text:p>65.09</text:p>
          </table:table-cell>
          <table:table-cell office:value-type="float" office:value="6.00000000000001" calcext:value-type="float">
            <text:p>6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14" calcext:value-type="float">
            <text:p>14</text:p>
          </table:table-cell>
          <table:table-cell office:value-type="float" office:value="65.5449041260161" calcext:value-type="float">
            <text:p>65.54</text:p>
          </table:table-cell>
          <table:table-cell office:value-type="float" office:value="22497.0360756525" calcext:value-type="float">
            <text:p>22497.04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66.2871885016863" calcext:value-type="float">
            <text:p>66.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24" calcext:value-type="float">
            <text:p>24</text:p>
          </table:table-cell>
          <table:table-cell office:value-type="float" office:value="66.2871885016863" calcext:value-type="float">
            <text:p>66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15" calcext:value-type="float">
            <text:p>15</text:p>
          </table:table-cell>
          <table:table-cell office:value-type="float" office:value="68.3723940997634" calcext:value-type="float">
            <text:p>68.37</text:p>
          </table:table-cell>
          <table:table-cell office:value-type="float" office:value="22145.277865007" calcext:value-type="float">
            <text:p>22145.28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8" calcext:value-type="float">
            <text:p>8</text:p>
          </table:table-cell>
          <table:table-cell office:value-type="float" office:value="68.7430792719449" calcext:value-type="float">
            <text:p>68.74</text:p>
          </table:table-cell>
          <table:table-cell office:value-type="float" office:value="44537.8530479284" calcext:value-type="float">
            <text:p>44537.85</text:p>
          </table:table-cell>
        </table:table-row>
        <table:table-row table:style-name="ro1">
          <table:table-cell office:value-type="string" calcext:value-type="string">
            <text:p>RESOURCE COUNT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70.5867163728087" calcext:value-type="float">
            <text:p>70.5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71.5500878522898" calcext:value-type="float">
            <text:p>71.5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26" calcext:value-type="float">
            <text:p>26</text:p>
          </table:table-cell>
          <table:table-cell office:value-type="float" office:value="71.5500878522898" calcext:value-type="float">
            <text:p>71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72.5764052138976" calcext:value-type="float">
            <text:p>72.5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25" calcext:value-type="float">
            <text:p>25</text:p>
          </table:table-cell>
          <table:table-cell office:value-type="float" office:value="72.5764052138976" calcext:value-type="float">
            <text:p>72.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17" calcext:value-type="float">
            <text:p>17</text:p>
          </table:table-cell>
          <table:table-cell office:value-type="float" office:value="73.1115057887727" calcext:value-type="float">
            <text:p>73.11</text:p>
          </table:table-cell>
          <table:table-cell office:value-type="float" office:value="28950.1853578574" calcext:value-type="float">
            <text:p>28950.19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73.3054177728406" calcext:value-type="float">
            <text:p>73.3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27" calcext:value-type="float">
            <text:p>27</text:p>
          </table:table-cell>
          <table:table-cell office:value-type="float" office:value="73.3054177728406" calcext:value-type="float">
            <text:p>73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74.5314672427959" calcext:value-type="float">
            <text:p>74.5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28" calcext:value-type="float">
            <text:p>28</text:p>
          </table:table-cell>
          <table:table-cell office:value-type="float" office:value="74.5314672427959" calcext:value-type="float">
            <text:p>74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12" calcext:value-type="float">
            <text:p>12</text:p>
          </table:table-cell>
          <table:table-cell office:value-type="float" office:value="77.7898173319612" calcext:value-type="float">
            <text:p>77.79</text:p>
          </table:table-cell>
          <table:table-cell office:value-type="float" office:value="20574.9953697694" calcext:value-type="float">
            <text:p>20575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77.7898173319612" calcext:value-type="float">
            <text:p>77.7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22" calcext:value-type="float">
            <text:p>22</text:p>
          </table:table-cell>
          <table:table-cell office:value-type="float" office:value="77.7898173319612" calcext:value-type="float">
            <text:p>77.79</text:p>
          </table:table-cell>
          <table:table-cell office:value-type="float" office:value="17.2031009591525" calcext:value-type="float">
            <text:p>17.2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19" calcext:value-type="float">
            <text:p>19</text:p>
          </table:table-cell>
          <table:table-cell office:value-type="float" office:value="78.7151432230005" calcext:value-type="float">
            <text:p>78.72</text:p>
          </table:table-cell>
          <table:table-cell office:value-type="float" office:value="27023.066189486" calcext:value-type="float">
            <text:p>27023.07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6" calcext:value-type="float">
            <text:p>6</text:p>
          </table:table-cell>
          <table:table-cell office:value-type="float" office:value="78.8200082673613" calcext:value-type="float">
            <text:p>78.82</text:p>
          </table:table-cell>
          <table:table-cell office:value-type="float" office:value="57896.9458763305" calcext:value-type="float">
            <text:p>57896.95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78.8717550217702" calcext:value-type="float">
            <text:p>78.8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31" calcext:value-type="float">
            <text:p>31</text:p>
          </table:table-cell>
          <table:table-cell office:value-type="float" office:value="78.8717550217702" calcext:value-type="float">
            <text:p>78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79.8235427092234" calcext:value-type="float">
            <text:p>79.8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29" calcext:value-type="float">
            <text:p>29</text:p>
          </table:table-cell>
          <table:table-cell office:value-type="float" office:value="79.8235427092234" calcext:value-type="float">
            <text:p>79.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2" calcext:value-type="float">
            <text:p>2</text:p>
          </table:table-cell>
          <table:table-cell office:value-type="float" office:value="80.6356577620437" calcext:value-type="float">
            <text:p>80.64</text:p>
          </table:table-cell>
          <table:table-cell office:value-type="float" office:value="66068.1989820211" calcext:value-type="float">
            <text:p>66068.2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80.6356577620437" calcext:value-type="float">
            <text:p>80.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13" calcext:value-type="float">
            <text:p>13</text:p>
          </table:table-cell>
          <table:table-cell office:value-type="float" office:value="80.6356577620437" calcext:value-type="float">
            <text:p>80.64</text:p>
          </table:table-cell>
          <table:table-cell office:value-type="float" office:value="44.7398124920101" calcext:value-type="float">
            <text:p>44.74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23" calcext:value-type="float">
            <text:p>23</text:p>
          </table:table-cell>
          <table:table-cell office:value-type="float" office:value="88.348680866665" calcext:value-type="float">
            <text:p>88.35</text:p>
          </table:table-cell>
          <table:table-cell office:value-type="float" office:value="25260.8744802008" calcext:value-type="float">
            <text:p>25260.87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88.348680866665" calcext:value-type="float">
            <text:p>88.3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35" calcext:value-type="float">
            <text:p>35</text:p>
          </table:table-cell>
          <table:table-cell office:value-type="float" office:value="88.348680866665" calcext:value-type="float">
            <text:p>88.35</text:p>
          </table:table-cell>
          <table:table-cell office:value-type="float" office:value="4.62602159320133" calcext:value-type="float">
            <text:p>4.63</text:p>
          </table:table-cell>
        </table:table-row>
        <table:table-row table:style-name="ro1">
          <table:table-cell office:value-type="string" calcext:value-type="string">
            <text:p>RESOURCE COUNT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88.8448281111834" calcext:value-type="float">
            <text:p>88.8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88.9995402317084" calcext:value-type="float">
            <text:p>8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36" calcext:value-type="float">
            <text:p>36</text:p>
          </table:table-cell>
          <table:table-cell office:value-type="float" office:value="88.9995402317084" calcext:value-type="float">
            <text:p>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SOURCE COUNT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90.0862139203772" calcext:value-type="float">
            <text:p>90.0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90.4729989241182" calcext:value-type="float">
            <text:p>90.4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40" calcext:value-type="float">
            <text:p>40</text:p>
          </table:table-cell>
          <table:table-cell office:value-type="float" office:value="90.4729989241182" calcext:value-type="float">
            <text:p>90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 COUNT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91.3252032291743" calcext:value-type="float">
            <text:p>91.33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number-rows-repeated="1048277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Events.C1:Events.C1048576">
            <calcext:condition calcext:apply-style-name="Invis" calcext:value="=&quot;None&quot;" calcext:base-cell-address="Events.C1"/>
          </calcext:conditional-format>
          <calcext:conditional-format calcext:target-range-address="Events.A1:Events.A1048576">
            <calcext:condition calcext:apply-style-name="Accent 1" calcext:value="=&quot;USER LOGIN&quot;" calcext:base-cell-address="Events.A1"/>
            <calcext:condition calcext:apply-style-name="Note" calcext:value="=&quot;SYSTEM UTILIZATION&quot;" calcext:base-cell-address="Events.A1"/>
            <calcext:condition calcext:apply-style-name="Bad" calcext:value="=&quot;USER WAIT&quot;" calcext:base-cell-address="Events.A1"/>
            <calcext:condition calcext:apply-style-name="Untitled2" calcext:value="=&quot;RESOURCE USAGE&quot;" calcext:base-cell-address="Events.A1"/>
            <calcext:condition calcext:apply-style-name="Untitled1" calcext:value="=&quot;RESOURCE COUNT&quot;" calcext:base-cell-address="Events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Invis" style:family="table-cell" style:parent-style-name="Default">
      <style:table-cell-properties style:diagonal-bl-tr="none" style:diagonal-tl-br="none" fo:background-color="transparent"/>
      <style:text-properties fo:color="#b2b2b2"/>
    </style:style>
    <style:style style:name="Untitled1" style:family="table-cell" style:parent-style-name="Default">
      <style:table-cell-properties fo:background-color="#ffbf00"/>
    </style:style>
    <style:style style:name="Untitled2" style:family="table-cell" style:parent-style-name="Default">
      <style:table-cell-properties fo:background-color="#ffe994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02T08:21:11.558649162</dc:date>
    <meta:editing-duration>PT14M57S</meta:editing-duration>
    <meta:editing-cycles>4</meta:editing-cycles>
    <meta:generator>LibreOffice/7.3.7.2$Linux_X86_64 LibreOffice_project/30$Build-2</meta:generator>
    <meta:document-statistic meta:table-count="1" meta:cell-count="1490" meta:object-count="0"/>
  </office:meta>
</office:document-meta>
</file>